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stroke="dash" draw:stroke-dash="Fine_20_Dashed_20__28_var_29_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stroke="dash" draw:stroke-dash="Fine_20_Dashed_20__28_var_29_" draw:marker-end="Line_20_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stroke-dash="Fine_20_Dashed_20__28_var_29_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stroke="dash" draw:stroke-dash="Fine_20_Dashed_20__28_var_29_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Fine_20_Dashed_20__28_var_29_" draw:opacity="0%" draw:textarea-horizontal-align="left" draw:textarea-vertical-align="top" draw:auto-grow-height="false" fo:wrap-option="no-wrap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/>
    </style:style>
    <style:style style:name="P4" style:family="paragraph">
      <style:paragraph-properties fo:margin-left="0cm" fo:margin-right="0cm" fo:text-align="center" fo:text-indent="0cm"/>
      <style:text-properties fo:font-size="13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8pt"/>
    </style:style>
    <style:style style:name="P7" style:family="paragraph">
      <style:paragraph-properties fo:margin-left="0cm" fo:margin-right="0cm" fo:text-align="start" fo:text-indent="0cm"/>
      <style:text-properties fo:font-size="8pt" fo:font-style="italic"/>
    </style:style>
    <style:style style:name="P8" style:family="paragraph">
      <style:paragraph-properties fo:margin-left="0cm" fo:margin-right="0cm" fo:text-align="start" fo:text-indent="0cm"/>
      <style:text-properties fo:font-size="12pt" fo:font-style="normal" fo:font-weight="bold"/>
    </style:style>
    <style:style style:name="P9" style:family="paragraph">
      <style:paragraph-properties fo:margin-left="6.592cm" fo:margin-right="0cm" fo:text-align="start" fo:text-indent="-6.592cm">
        <style:tab-stops>
          <style:tab-stop style:position="-2.167cm"/>
          <style:tab-stop style:position="0.023cm"/>
        </style:tab-stops>
      </style:paragraph-properties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13pt"/>
    </style:style>
    <style:style style:name="T2" style:family="text">
      <style:text-properties fo:font-size="8pt"/>
    </style:style>
    <style:style style:name="T3" style:family="text">
      <style:text-properties fo:font-size="10pt" fo:font-style="italic" fo:font-weight="bold"/>
    </style:style>
    <style:style style:name="T4" style:family="text">
      <style:text-properties fo:font-size="8pt" fo:font-style="italic"/>
    </style:style>
    <style:style style:name="T5" style:family="text">
      <style:text-properties fo:font-size="12pt" fo:font-style="normal" fo:font-weight="bold"/>
    </style:style>
    <style:style style:name="T6" style:family="text">
      <style:text-properties fo:font-size="12pt" fo:font-style="normal" fo:font-weight="normal"/>
    </style:style>
    <style:style style:name="T7" style:family="text">
      <style:text-properties style:text-line-through-style="solid" fo:font-size="12pt" fo:font-style="normal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6.59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polyline draw:style-name="gr1" draw:text-style-name="P1" draw:layer="layout" svg:width="4.294cm" svg:height="0.547cm" draw:transform="rotate (3.1415926535892) translate (22.909cm 6.8929999999952cm)" svg:viewBox="0 0 4295 548" draw:points="0,-13238 2023,-13238 2023,-13786 4295,-13786">
          <text:p text:style-name="P10"/>
        </draw:polyline>
        <draw:polyline draw:style-name="gr1" draw:text-style-name="P1" draw:layer="layout" svg:width="4.315cm" svg:height="0.707cm" draw:transform="rotate (3.1415926535892) translate (22.899cm 7.601cm)" svg:viewBox="0 0 4316 708" draw:points="0,-15202 2000,-15202 2000,-14494 4316,-14494">
          <text:p text:style-name="P10"/>
        </draw:polyline>
        <draw:polyline draw:style-name="gr1" draw:text-style-name="P1" draw:layer="layout" svg:width="4.341cm" svg:height="2.051cm" draw:transform="rotate (3.1415926535892) translate (22.909cm 8.945cm)" svg:viewBox="0 0 4342 2052" draw:points="0,-17890 2009,-17890 2009,-15838 4342,-15838">
          <text:p text:style-name="P10"/>
        </draw:polyline>
        <draw:polyline draw:style-name="gr1" draw:text-style-name="P1" draw:layer="layout" svg:width="4.326cm" svg:height="3.162cm" draw:transform="rotate (3.1415926535892) translate (22.91cm 10.055cm)" svg:viewBox="0 0 4327 3163" draw:points="0,-20110 2011,-20110 2020,-16948 4327,-16947">
          <text:p text:style-name="P10"/>
        </draw:polyline>
        <draw:polyline draw:style-name="gr1" draw:text-style-name="P1" draw:layer="layout" svg:width="4.367cm" svg:height="2.707cm" draw:transform="rotate (3.1415926535892) translate (22.92cm 6.89299999999518cm)" svg:viewBox="0 0 4368 2708" draw:points="0,-11078 2034,-11078 2033,-13786 4368,-13786">
          <text:p text:style-name="P10"/>
        </draw:polyline>
        <draw:custom-shape draw:style-name="gr2" draw:text-style-name="P3" draw:layer="layout" svg:width="2.414cm" svg:height="0.842cm" svg:x="10.322cm" svg:y="6.503cm">
          <text:p text:style-name="P2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431cm" svg:y1="3.705cm" svg:x2="17.423cm" svg:y2="6.506cm">
          <text:p text:style-name="P10"/>
        </draw:line>
        <draw:custom-shape draw:style-name="gr2" draw:text-style-name="P3" draw:layer="layout" svg:width="2.414cm" svg:height="0.842cm" svg:x="16.151cm" svg:y="6.592cm">
          <text:p text:style-name="P2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8.595cm" svg:y="2.867cm">
          <text:p text:style-name="P2"><text:span text:style-name="T1">s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22.95cm" svg:y="4.908cm">
          <text:p text:style-name="P2"><text:span text:style-name="T1">FAQ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22.95cm" svg:y="6.008cm">
          <text:p text:style-name="P2"><text:span text:style-name="T1">Galle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22.95cm" svg:y="7.208cm">
          <text:p text:style-name="P2"><text:span text:style-name="T1">Cartigl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22.95cm" svg:y="8.408cm">
          <text:p text:style-name="P2"><text:span text:style-name="T1">Timelin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154cm" svg:y1="7.032cm" svg:x2="12.734cm" svg:y2="7.032cm">
          <text:p text:style-name="P10"/>
        </draw:line>
        <draw:custom-shape draw:style-name="gr2" draw:text-style-name="P3" draw:layer="layout" svg:width="4.153cm" svg:height="0.842cm" svg:x="8.794cm" svg:y="11.962cm">
          <text:p text:style-name="P2"><text:span text:style-name="T1">content_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89cm" svg:height="0.782cm" svg:x="15.82cm" svg:y="11.776cm">
          <text:p text:style-name="P2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99cm" svg:height="0.842cm" svg:x="19.974cm" svg:y="14.483cm">
          <text:p text:style-name="P2"><text:span text:style-name="T1">news/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04cm" svg:height="0.842cm" svg:x="20.98cm" svg:y="11.961cm">
          <text:p text:style-name="P2"><text:span text:style-name="T1">Document 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5.969cm" svg:y="14.483cm">
          <text:p text:style-name="P2"><text:span text:style-name="T1">boo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1.518cm">
          <text:p text:style-name="P2"><text:span text:style-name="T1">Document_PTR </text:span></text:p>
          <text:p text:style-name="P2"><text:span text:style-name="T1">oggetto BEdi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3.418cm">
          <text:p text:style-name="P2"><text:span text:style-name="T1">Document_PTR </text:span></text:p>
          <text:p text:style-name="P2"><text:span text:style-name="T1">URL ester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5.318cm">
          <text:p text:style-name="P2"><text:span text:style-name="T1">Document_PTR </text:span></text:p>
          <text:p text:style-name="P2"><text:span text:style-name="T1">File static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7.218cm">
          <text:p text:style-name="P2"><text:span text:style-name="T1">Document_PTR </text:span></text:p>
          <text:p text:style-name="P2"><text:span text:style-name="T1">Servizi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8.818cm">
          <text:p text:style-name="P2"><text:span text:style-name="T1">Document </text:span></text:p>
          <text:p text:style-name="P2"><text:span text:style-name="T1">Rego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20.718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48cm" svg:y1="11.954cm" svg:x2="11.548cm" svg:y2="7.347cm">
          <text:p text:style-name="P10"/>
        </draw:line>
        <draw:line draw:style-name="gr1" draw:text-style-name="P1" draw:layer="layout" svg:x1="15.688cm" svg:y1="12.358cm" svg:x2="13.005cm" svg:y2="12.354cm">
          <text:p text:style-name="P10"/>
        </draw:line>
        <draw:line draw:style-name="gr1" draw:text-style-name="P1" draw:layer="layout" svg:x1="20.888cm" svg:y1="12.358cm" svg:x2="18.77cm" svg:y2="12.358cm">
          <text:p text:style-name="P10"/>
        </draw:line>
        <draw:line draw:style-name="gr1" draw:text-style-name="P1" draw:layer="layout" svg:x1="17.369cm" svg:y1="14.415cm" svg:x2="17.369cm" svg:y2="12.827cm">
          <text:p text:style-name="P10"/>
        </draw:line>
        <draw:line draw:style-name="gr1" draw:text-style-name="P1" draw:layer="layout" svg:x1="22.47cm" svg:y1="14.414cm" svg:x2="22.47cm" svg:y2="12.826cm">
          <text:p text:style-name="P10"/>
        </draw:line>
        <draw:g>
          <draw:polyline draw:style-name="gr1" draw:text-style-name="P1" draw:layer="layout" svg:width="5.494cm" svg:height="8.901cm" draw:transform="rotate (3.141418120664) translate (30.163cm 21.261cm)" svg:viewBox="0 0 5495 8902" draw:points="0,-42511 2366,-42511 2368,-33609 5495,-33609">
            <text:p text:style-name="P10"/>
          </draw:polyline>
          <draw:line draw:style-name="gr1" draw:text-style-name="P1" draw:layer="layout" svg:x1="30.132cm" svg:y1="12.36cm" svg:x2="24.67cm" svg:y2="12.359cm">
            <text:p text:style-name="P10"/>
          </draw:line>
          <draw:polyline draw:style-name="gr1" draw:text-style-name="P1" draw:layer="layout" svg:width="5.43cm" svg:height="7.064cm" draw:transform="rotate (3.141418120664) translate (30.1cm 19.425cm)" svg:viewBox="0 0 5431 7065" draw:points="0,-38839 2303,-38839 2304,-31774 5431,-31774">
            <text:p text:style-name="P10"/>
          </draw:polyline>
          <draw:polyline draw:style-name="gr1" draw:text-style-name="P1" draw:layer="layout" svg:width="5.46cm" svg:height="5.57cm" draw:transform="rotate (3.141418120664) translate (30.132cm 17.931cm)" svg:viewBox="0 0 5461 5571" draw:points="0,-35851 2335,-35851 2334,-30280 5461,-30280">
            <text:p text:style-name="P10"/>
          </draw:polyline>
          <draw:polyline draw:style-name="gr1" draw:text-style-name="P1" draw:layer="layout" svg:width="5.428cm" svg:height="3.733cm" draw:transform="rotate (3.141418120664) translate (30.1cm 16.094cm)" svg:viewBox="0 0 5429 3734" draw:points="0,-32177 2303,-32177 2302,-28443 5429,-28443">
            <text:p text:style-name="P10"/>
          </draw:polyline>
          <draw:polyline draw:style-name="gr1" draw:text-style-name="P1" draw:layer="layout" svg:width="5.46cm" svg:height="1.896cm" draw:transform="rotate (3.141418120664) translate (30.132cm 14.258cm)" svg:viewBox="0 0 5461 1897" draw:points="0,-28505 2335,-28505 2334,-26608 5461,-26608">
            <text:p text:style-name="P10"/>
          </draw:polyline>
        </draw:g>
        <draw:custom-shape draw:style-name="gr2" draw:text-style-name="P3" draw:layer="layout" svg:width="2.414cm" svg:height="0.842cm" svg:x="22.95cm" svg:y="9.608cm">
          <text:p text:style-name="P2"><text:span text:style-name="T1">Community</text:span></text:p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4.315cm" svg:height="1.391cm" draw:transform="rotate (3.1415926535892) translate (22.899cm 6.89299999999522cm)" svg:viewBox="0 0 4316 1392" draw:points="0,-12394 2014,-12394 2014,-13786 4316,-13786">
          <text:p text:style-name="P10"/>
        </draw:polyline>
        <draw:custom-shape draw:style-name="gr2" draw:text-style-name="P3" draw:layer="layout" svg:width="3.199cm" svg:height="0.842cm" svg:x="15.428cm" svg:y="9.129cm">
          <text:p text:style-name="P2"><text:span text:style-name="T1">bibliograph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369cm" svg:y1="9.121cm" svg:x2="17.369cm" svg:y2="7.427cm">
          <text:p text:style-name="P10"/>
        </draw:line>
        <draw:line draw:style-name="gr1" draw:text-style-name="P1" draw:layer="layout" svg:x1="17.369cm" svg:y1="10.027cm" svg:x2="17.369cm" svg:y2="11.892cm">
          <text:p text:style-name="P10"/>
        </draw:line>
        <draw:custom-shape draw:style-name="gr2" draw:text-style-name="P4" draw:layer="layout" svg:width="3.318cm" svg:height="0.842cm" svg:x="15.832cm" svg:y="16.891cm">
          <text:p text:style-name="P2"><text:span text:style-name="T1">short news</text:span></text:p>
          <draw:enhanced-geometry svg:viewBox="0 0 21600 21600" draw:mirror-horizontal="true" draw:type="rectangle" draw:enhanced-path="M 0 0 L 21600 0 21600 21600 0 21600 0 0 Z N"/>
        </draw:custom-shape>
        <draw:polyline draw:style-name="gr1" draw:text-style-name="P1" draw:layer="layout" svg:width="4.451cm" svg:height="3.548cm" draw:transform="rotate (-1.56748020121581) translate (15.8399999999841cm 12.7939999999958cm)" svg:viewBox="0 0 4452 3549" draw:points="4452,-31595 4448,-28046 0,-28052">
          <text:p text:style-name="P10"/>
        </draw:polyline>
        <draw:custom-shape draw:style-name="gr2" draw:text-style-name="P3" draw:layer="layout" svg:width="2.414cm" svg:height="0.842cm" svg:x="15.695cm" svg:y="2.867cm">
          <text:p text:style-name="P2"><text:span text:style-name="T1">newsle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2.126cm" svg:y="2.867cm">
          <text:p text:style-name="P2"><text:span text:style-name="T1">area</text:span></text:p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2.782cm" svg:height="4.017cm" draw:transform="rotate (-1.57358885359779) translate (17.4339999999976cm 3.72399999999521cm)" svg:viewBox="0 0 2783 4018" draw:points="0,-30871 716,-30873 697,-34889 2783,-34886">
          <text:p text:style-name="P10"/>
        </draw:polyline>
        <draw:polyline draw:style-name="gr1" draw:text-style-name="P1" draw:layer="layout" svg:width="2.782cm" svg:height="4.017cm" draw:transform="rotate (-1.57358885359779) translate (17.4339999999976cm 3.72399999999521cm)" svg:viewBox="0 0 2783 4018" draw:points="0,-30871 716,-30873 697,-34889 2783,-34886">
          <text:p text:style-name="P10"/>
        </draw:polyline>
        <draw:polyline draw:style-name="gr1" draw:text-style-name="P1" draw:layer="layout" svg:width="2.847cm" svg:height="2.536cm" draw:transform="rotate (-1.57358885359779) translate (19.9679999999973cm 3.66299999999999cm)" svg:viewBox="0 0 2848 2537" draw:points="0,-39954 753,-39956 762,-37422 2848,-37419">
          <text:p text:style-name="P10"/>
        </draw:polyline>
        <draw:custom-shape draw:style-name="gr2" draw:text-style-name="P4" draw:layer="layout" svg:width="3.318cm" svg:height="0.842cm" svg:x="15.832cm" svg:y="18.092cm">
          <text:p text:style-name="P2"><text:span text:style-name="T1">author</text:span></text:p>
          <draw:enhanced-geometry svg:viewBox="0 0 21600 21600" draw:mirror-horizontal="true" draw:type="rectangle" draw:enhanced-path="M 0 0 L 21600 0 21600 21600 0 21600 0 0 Z N"/>
        </draw:custom-shape>
        <draw:polyline draw:style-name="gr1" draw:text-style-name="P1" draw:layer="layout" svg:width="5.646cm" svg:height="3.548cm" draw:transform="rotate (-1.56748020121581) translate (15.8389999999799cm 12.7999999999958cm)" svg:viewBox="0 0 5647 3549" draw:points="5647,-31593 5643,-28044 0,-28054">
          <text:p text:style-name="P10"/>
        </draw:polyline>
        <draw:custom-shape draw:style-name="gr3" draw:text-style-name="P6" draw:layer="layout" svg:width="2.898cm" svg:height="3.261cm" svg:x="4.28cm" svg:y="3.415cm">
          <text:p text:style-name="P5"><text:span text:style-name="T2">- Id</text:span></text:p>
          <text:p text:style-name="P5"><text:span text:style-name="T2">- status (on, off, draft)</text:span></text:p>
          <text:p text:style-name="P5"><text:span text:style-name="T2">- create</text:span></text:p>
          <text:p text:style-name="P5"><text:span text:style-name="T2">- modified</text:span></text:p>
          <text:p text:style-name="P5"><text:span text:style-name="T2">- owner_userid</text:span></text:p>
          <text:p text:style-name="P5"><text:span text:style-name="T2">- title</text:span></text:p>
          <text:p text:style-name="P5"><text:span text:style-name="T2">- nickname, alias</text:span></text:p>
          <text:p text:style-name="P5"><text:span text:style-name="T2">- IP creatore</text:span></text:p>
          <text:p text:style-name="P5"><text:span text:style-name="T2">- current</text:span></text:p>
          <text:p text:style-name="P5"><text:span text:style-name="T2">- lang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43cm" svg:height="2.268cm" svg:x="4.153cm" svg:y="8.03cm">
          <text:p text:style-name="P5"><text:span text:style-name="T2">- Start (inizo validità)</text:span></text:p>
          <text:p text:style-name="P5"><text:span text:style-name="T2">- end (fine validità)</text:span></text:p>
          <text:p text:style-name="P5"><text:span text:style-name="T2">- subtitle</text:span></text:p>
          <text:p text:style-name="P5"><text:span text:style-name="T2">- (0..N) connessioni altri oggetti</text:span></text:p>
          <text:p text:style-name="P5"><text:span text:style-name="T2">- testo breve</text:span></text:p>
          <text:p text:style-name="P5"><text:span text:style-name="T2">- formattazione testo (html, txt, txt + formattazione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721cm" svg:height="2.808cm" svg:x="21.956cm" svg:y="22.604cm">
          <text:p text:style-name="P5"><text:span text:style-name="T2">- testo lungo</text:span></text:p>
          <text:p text:style-name="P5"><text:span text:style-name="T2">- (0..N) Immagini</text:span></text:p>
          <text:p text:style-name="P5"><text:span text:style-name="T2">- immagine princpale (1 delle sopra)</text:span></text:p>
          <text:p text:style-name="P5"><text:span text:style-name="T2">- (0..N) oggetti audio-video</text:span></text:p>
          <text:p text:style-name="P5"><text:span text:style-name="T2">- oggetto audio-videp principale (1 dei sopra)</text:span></text:p>
          <text:p text:style-name="P5"><text:span text:style-name="T2">- (0..N) materiali in allegato</text:span></text:p>
          <text:p text:style-name="P5"><text:span text:style-name="T2">- quantità venduto (ecommerce)</text:span></text:p>
          <text:p text:style-name="P5"><text:span text:style-name="T2">- connessione linguistica altro oggetto stesso tip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.285cm" svg:y="13.33cm">
          <text:p text:style-name="P2"><text:span text:style-name="T1">imma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.285cm" svg:y="14.53cm">
          <text:p text:style-name="P2"><text:span text:style-name="T1">audio-video</text:span></text:p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1.537cm" svg:height="1.852cm" draw:transform="rotate (1.56748020121581) translate (6.54800000000366cm 16.395cm)" svg:viewBox="0 0 1538 1853" draw:points="1538,13205 0,13210 2,15058">
          <text:p text:style-name="P10"/>
        </draw:polyline>
        <draw:line draw:style-name="gr1" draw:text-style-name="P1" draw:layer="layout" svg:x1="9.789cm" svg:y1="14.857cm" svg:x2="9.789cm" svg:y2="15.834cm">
          <text:p text:style-name="P10"/>
        </draw:line>
        <draw:custom-shape draw:style-name="gr3" draw:text-style-name="P6" draw:layer="layout" svg:width="3.995cm" svg:height="2.985cm" svg:x="23.201cm" svg:y="17.521cm">
          <text:p text:style-name="P5"><text:span text:style-name="T2">- (0..1) Questionario</text:span></text:p>
          <text:p text:style-name="P5"><text:span text:style-name="T2">- (0..1) Galleria multimedia</text:span></text:p>
          <text:p text:style-name="P5"><text:span text:style-name="T2">- testo descrittivo autore</text:span></text:p>
          <text:p text:style-name="P5"><text:span text:style-name="T2">- permesso commenti (si/no)</text:span></text:p>
          <text:p text:style-name="P5"><text:span text:style-name="T2">- (0..N) commenti</text:span></text:p>
          <text:p text:style-name="P5"><text:span text:style-name="T2">- autore/credits</text:span></text:p>
          <text:p text:style-name="P5"><text:span text:style-name="T2">- (0..N) links</text:span></text:p>
          <text:p text:style-name="P5"><text:span text:style-name="T2">- (0..N)riferimenti topografici</text:span></text:p>
          <text:p text:style-name="P5"><text:span text:style-name="T2">- (0..N) rif. <text:s/>googl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199cm" svg:y1="5.03cm" svg:x2="10.307cm" svg:y2="6.906cm">
          <text:p text:style-name="P10"/>
        </draw:line>
        <draw:line draw:style-name="gr4" draw:text-style-name="P1" draw:layer="layout" svg:x1="9.246cm" svg:y1="10.337cm" svg:x2="10.83cm" svg:y2="11.86cm">
          <text:p text:style-name="P10"/>
        </draw:line>
        <draw:line draw:style-name="gr4" draw:text-style-name="P1" draw:layer="layout" svg:x1="22.52cm" svg:y1="22.536cm" svg:x2="18.429cm" svg:y2="12.937cm">
          <text:p text:style-name="P10"/>
        </draw:line>
        <draw:line draw:style-name="gr4" draw:text-style-name="P1" draw:layer="layout" svg:x1="25.843cm" svg:y1="17.336cm" svg:x2="23.659cm" svg:y2="12.907cm">
          <text:p text:style-name="P10"/>
        </draw:line>
        <draw:custom-shape draw:style-name="gr5" draw:text-style-name="P7" draw:layer="layout" svg:width="4.339cm" svg:height="1.2cm" svg:x="22.981cm" svg:y="20.566cm">
          <text:p text:style-name="P5"><text:span text:style-name="T3">*</text:span><text:span text:style-name="T4"> - Links, <text:s/>ri. Topogrfici, rif. Google,</text:span></text:p>
          <text:p text:style-name="P5"><text:span text:style-name="T4">coordinate con un target:</text:span></text:p>
          <text:p text:style-name="P5"><text:span text:style-name="T4">interno, esterno, popup, popuBig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26cm" svg:height="0.816cm" svg:x="35.692cm" svg:y="11.69cm">
          <text:p text:style-name="P5"><text:span text:style-name="T2">- URL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26cm" svg:height="0.816cm" svg:x="35.692cm" svg:y="13.69cm">
          <text:p text:style-name="P5"><text:span text:style-name="T2">- URL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26cm" svg:height="0.816cm" svg:x="35.692cm" svg:y="17.39cm">
          <text:p text:style-name="P5"><text:span text:style-name="T2">- URL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19cm" svg:height="0.816cm" svg:x="35.692cm" svg:y="15.49cm">
          <text:p text:style-name="P5"><text:span text:style-name="T2">- File statico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26cm" svg:height="0.816cm" svg:x="35.692cm" svg:y="19.09cm">
          <text:p text:style-name="P5"><text:span text:style-name="T2">- TX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5.688cm" svg:y1="12.014cm" svg:x2="34.826cm" svg:y2="12.014cm">
          <text:p text:style-name="P10"/>
        </draw:line>
        <draw:line draw:style-name="gr6" draw:text-style-name="P1" draw:layer="layout" svg:x1="35.688cm" svg:y1="14.014cm" svg:x2="34.826cm" svg:y2="14.014cm">
          <text:p text:style-name="P10"/>
        </draw:line>
        <draw:line draw:style-name="gr6" draw:text-style-name="P1" draw:layer="layout" svg:x1="35.688cm" svg:y1="15.914cm" svg:x2="34.826cm" svg:y2="15.914cm">
          <text:p text:style-name="P10"/>
        </draw:line>
        <draw:line draw:style-name="gr6" draw:text-style-name="P1" draw:layer="layout" svg:x1="35.688cm" svg:y1="17.814cm" svg:x2="34.826cm" svg:y2="17.814cm">
          <text:p text:style-name="P10"/>
        </draw:line>
        <draw:line draw:style-name="gr6" draw:text-style-name="P1" draw:layer="layout" svg:x1="35.688cm" svg:y1="19.414cm" svg:x2="34.826cm" svg:y2="19.414cm">
          <text:p text:style-name="P10"/>
        </draw:line>
        <draw:custom-shape draw:style-name="gr5" draw:text-style-name="P7" draw:layer="layout" svg:width="4.339cm" svg:height="1.2cm" svg:x="37.535cm" svg:y="15.336cm">
          <text:p text:style-name="P5"><text:span text:style-name="T3">*</text:span><text:span text:style-name="T4"> - se presente ne visualizza</text:span></text:p>
          <text:p text:style-name="P5"><text:span text:style-name="T4">il contenut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2cm" svg:x="37.536cm" svg:y="13.436cm">
          <text:p text:style-name="P5"><text:span text:style-name="T3">*</text:span><text:span text:style-name="T4"> - se presente punta 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39cm" svg:height="1.2cm" svg:x="37.537cm" svg:y="11.536cm">
          <text:p text:style-name="P5"><text:span text:style-name="T3">*</text:span><text:span text:style-name="T4"> - se presente punta a</text:span></text:p>
          <text:p text:style-name="P5"><text:span text:style-name="T4">(alias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2cm" svg:x="37.536cm" svg:y="17.136cm">
          <text:p text:style-name="P5"><text:span text:style-name="T3">*</text:span><text:span text:style-name="T4"> - puntatore ad un servizio</text:span></text:p>
          <text:p text:style-name="P5"><text:span text:style-name="T4">(es.: sistema di prenotazione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2cm" svg:x="37.536cm" svg:y="18.936cm">
          <text:p text:style-name="P5"><text:span text:style-name="T3">*</text:span><text:span text:style-name="T4"> - Contiene regole per la selezione</text:span></text:p>
          <text:p text:style-name="P5"><text:span text:style-name="T4">di oggetti. </text:span></text:p>
          <text:p text:style-name="P5"><text:span text:style-name="T4">(linguaggio regole da definire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42cm" svg:height="0.675cm" svg:x="20.271cm" svg:y="16.238cm">
          <text:p text:style-name="P5"><text:span text:style-name="T2">- (0..N) data evento(coppie, data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244cm" svg:y1="16.198cm" svg:x2="22.213cm" svg:y2="15.336cm">
          <text:p text:style-name="P10"/>
        </draw:line>
        <draw:custom-shape draw:style-name="gr3" draw:text-style-name="P6" draw:layer="layout" svg:width="4.395cm" svg:height="5.506cm" svg:x="12.126cm" svg:y="19.891cm">
          <text:p text:style-name="P5"><text:span text:style-name="T2">- (0..N) associazione </text:span></text:p>
          <text:p text:style-name="P5"><text:span text:style-name="T2"><text:s text:c="2"/></text:span><text:span text:style-name="T2">(bibliografie, documenti, eventi)</text:span></text:p>
          <text:p text:style-name="P5"><text:span text:style-name="T2">- categorie </text:span></text:p>
          <text:p text:style-name="P5"><text:span text:style-name="T2"/></text:p>
          <text:p text:style-name="P5"><text:span text:style-name="T2">Scheda bibliografica:</text:span></text:p>
          <text:p text:style-name="P5"><text:span text:style-name="T2">- autore</text:span></text:p>
          <text:p text:style-name="P5"><text:span text:style-name="T2">- autore 2</text:span></text:p>
          <text:p text:style-name="P5"><text:span text:style-name="T2">- ISBN</text:span></text:p>
          <text:p text:style-name="P5"><text:span text:style-name="T2">- editore</text:span></text:p>
          <text:p text:style-name="P5"><text:span text:style-name="T2">- anno editore</text:span></text:p>
          <text:p text:style-name="P5"><text:span text:style-name="T2">- luogo edizione</text:span></text:p>
          <text:p text:style-name="P5"><text:span text:style-name="T2">- codice lingua</text:span></text:p>
          <text:p text:style-name="P5"><text:span text:style-name="T2">- lingua (testo da visualizzare)</text:span></text:p>
          <text:p text:style-name="P5"><text:span text:style-name="T2">- peso</text:span></text:p>
          <text:p text:style-name="P5"><text:span text:style-name="T2">- dimensioni (larghezza, altezza)</text:span></text:p>
          <text:p text:style-name="P5"><text:span text:style-name="T2">- note</text:span></text:p>
          <text:p text:style-name="P5"><text:span text:style-name="T2">-collana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5.236cm" svg:height="1.64cm" draw:transform="rotate (1.07372655582671) translate (12.920000000006cm 19.1880000000032cm)" svg:viewBox="0 0 5237 1641" draw:points="0,42485 2842,41013 5237,42654">
          <text:p text:style-name="P10"/>
        </draw:polyline>
        <draw:line draw:style-name="gr4" draw:text-style-name="P1" draw:layer="layout" svg:x1="20.275cm" svg:y1="20.367cm" svg:x2="19.198cm" svg:y2="17.352cm">
          <text:p text:style-name="P10"/>
        </draw:line>
        <draw:custom-shape draw:style-name="gr3" draw:text-style-name="P6" draw:layer="layout" svg:width="4.395cm" svg:height="1.354cm" svg:x="35.638cm" svg:y="8.976cm">
          <text:p text:style-name="P5"><text:span text:style-name="T2">Ecommerce:</text:span></text:p>
          <text:p text:style-name="P5"><text:span text:style-name="T2">- (0..N) prezzi (valore + valuta)</text:span></text:p>
          <text:p text:style-name="P5"><text:span text:style-name="T2">- (0..N) scont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62cm" svg:height="0.842cm" svg:x="6.717cm" svg:y="1.01cm">
          <text:p text:style-name="P5"><text:span text:style-name="T2">- (0..N) category[type_object]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368cm" svg:y1="1.531cm" svg:x2="13.291cm" svg:y2="2.668cm">
          <text:p text:style-name="P10"/>
        </draw:line>
        <draw:custom-shape draw:style-name="gr3" draw:text-style-name="P6" draw:layer="layout" svg:width="2.015cm" svg:height="1.447cm" svg:x="6.016cm" svg:y="10.259cm">
          <text:p text:style-name="P5"><text:span text:style-name="T2">- file path</text:span></text:p>
          <text:p text:style-name="P5"><text:span text:style-name="T2">- file name</text:span></text:p>
          <text:p text:style-name="P5"><text:span text:style-name="T2">- file type</text:span></text:p>
          <text:p text:style-name="P5"><text:span text:style-name="T2">- file siz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953cm" svg:y1="11.706cm" svg:x2="8.751cm" svg:y2="15.814cm">
          <text:p text:style-name="P10"/>
        </draw:line>
        <draw:custom-shape draw:style-name="gr5" draw:text-style-name="P7" draw:layer="layout" svg:width="3.276cm" svg:height="1.2cm" svg:x="1cm" svg:y="16.39cm">
          <text:p text:style-name="P5"><text:span text:style-name="T3">*</text:span><text:span text:style-name="T4"> - Proprietà specifiche</text:span></text:p>
          <text:p text:style-name="P5"><text:span text:style-name="T4">a file multimediali</text:span></text:p>
          <text:p text:style-name="P5"><text:span text:style-name="T4">(????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338cm" svg:y1="15.407cm" svg:x2="2.153cm" svg:y2="16.406cm">
          <text:p text:style-name="P10"/>
        </draw:line>
        <draw:custom-shape draw:style-name="gr3" draw:text-style-name="P6" draw:layer="layout" svg:width="3.274cm" svg:height="1.447cm" svg:x="1.156cm" svg:y="17.72cm">
          <text:p text:style-name="P5"><text:span text:style-name="T2">- autore (testo)</text:span></text:p>
          <text:p text:style-name="P5"><text:span text:style-name="T2">- email </text:span></text:p>
          <text:p text:style-name="P5"><text:span text:style-name="T2">- (1..1) commento a (obj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14cm" svg:height="0.842cm" svg:x="8.423cm" svg:y="15.833cm">
          <text:p text:style-name="P2"><text:span text:style-name="T1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414cm" svg:height="0.842cm" svg:x="6.304cm" svg:y="17.19cm">
          <text:p text:style-name="P2"><text:span text:style-name="T1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318cm" svg:height="0.842cm" svg:x="5.4cm" svg:y="18.39cm">
          <text:p text:style-name="P2"><text:span text:style-name="T1">Domanda FA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14cm" svg:height="0.842cm" svg:x="4.404cm" svg:y="21.89cm">
          <text:p text:style-name="P2"><text:span text:style-name="T1">Scheda bibliograf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414cm" svg:height="0.842cm" svg:x="6.304cm" svg:y="22.99cm">
          <text:p text:style-name="P2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318cm" svg:height="0.842cm" svg:x="5.4cm" svg:y="20.79cm">
          <text:p text:style-name="P2"><text:span text:style-name="T1">risposta ques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draw:layer="layout" svg:width="9.399cm" svg:height="2.829cm" draw:transform="rotate (1.56748020121581) translate (8.718cm 22.233cm)" svg:viewBox="0 0 9400 2830" draw:points="0,17583 9,20413 9400,20380">
          <text:p text:style-name="P10"/>
        </draw:polyline>
        <draw:polyline draw:style-name="gr7" draw:text-style-name="P1" draw:layer="layout" svg:width="8.34cm" svg:height="2.829cm" draw:transform="rotate (1.56748020121581) translate (8.718cm 21.174cm)" svg:viewBox="0 0 8341 2830" draw:points="0,17576 9,20406 8341,20384">
          <text:p text:style-name="P2">ﾩ√</text:p>
        </draw:polyline>
        <draw:polyline draw:style-name="gr1" draw:text-style-name="P1" draw:layer="layout" svg:width="3.352cm" svg:height="0.699cm" draw:transform="rotate (1.56748020121581) translate (10.848cm 16.193cm)" svg:viewBox="0 0 3353 700" draw:points="0,21803 2,22503 3353,22495">
          <text:p text:style-name="P10"/>
        </draw:polyline>
        <draw:polyline draw:style-name="gr1" draw:text-style-name="P1" draw:layer="layout" svg:width="10.494cm" svg:height="2.818cm" draw:transform="rotate (1.56748020121581) translate (8.718cm 23.328cm)" svg:viewBox="0 0 10495 2819" draw:points="0,17591 9,20410 10495,20393">
          <text:p text:style-name="P10"/>
        </draw:polyline>
        <draw:custom-shape draw:style-name="gr2" draw:text-style-name="P4" draw:layer="layout" svg:width="3.318cm" svg:height="0.842cm" svg:x="5.4cm" svg:y="19.69cm">
          <text:p text:style-name="P2"><text:span text:style-name="T1">Domanda ques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415cm" svg:y1="18.406cm" svg:x2="6.245cm" svg:y2="17.59cm">
          <text:p text:style-name="P10"/>
        </draw:line>
        <draw:custom-shape draw:style-name="gr3" draw:text-style-name="P6" draw:layer="layout" svg:width="3.274cm" svg:height="1.447cm" svg:x="8.371cm" svg:y="26.02cm">
          <text:p text:style-name="P5"><text:span text:style-name="T2">- max char</text:span></text:p>
          <text:p text:style-name="P5"><text:span text:style-name="T2">- (0..1) tipo (selezione multipla,</text:span></text:p>
          <text:p text:style-name="P5"><text:span text:style-name="T2"><text:s text:c="2"/></text:span><text:span text:style-name="T2">sel. Singola, testo,</text:span></text:p>
          <text:p text:style-name="P5"><text:span text:style-name="T2"><text:s text:c="2"/></text:span><text:span text:style-name="T2">checkOpen, grado)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5.938cm" svg:height="2.269cm" draw:transform="rotate (1.66731303442987) translate (9.308000000014cm 26.1699999999986cm)" svg:viewBox="0 0 5939 2270" draw:points="0,15200 5726,15756 5939,13486">
          <text:p text:style-name="P10"/>
        </draw:polyline>
        <draw:custom-shape draw:style-name="gr3" draw:text-style-name="P6" draw:layer="layout" svg:width="2.538cm" svg:height="0.723cm" svg:x="8.192cm" svg:y="24.875cm">
          <text:p text:style-name="P5"><text:span text:style-name="T2">- (1..1) domanda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3.501cm" svg:height="1.253cm" draw:transform="rotate (1.66731303442987) translate (9.07800000000826cm 24.9319999999992cm)" svg:viewBox="0 0 3502 1254" draw:points="0,14176 3374,14520 3502,13266">
          <text:p text:style-name="P10"/>
        </draw:polyline>
        <draw:custom-shape draw:style-name="gr3" draw:text-style-name="P6" draw:layer="layout" svg:width="3.345cm" svg:height="1.569cm" svg:x="3.784cm" svg:y="24.652cm">
          <text:p text:style-name="P5"><text:span text:style-name="T2">- stringa ricerca</text:span></text:p>
          <text:p text:style-name="P5"><text:span text:style-name="T2"><text:s text:c="2"/></text:span><text:span text:style-name="T2">(Bib/ISBN/ISSN)</text:span></text:p>
          <text:p text:style-name="P5"><text:span text:style-name="T2">(0..1) obj. multimendial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292cm" svg:y1="24.482cm" svg:x2="5.384cm" svg:y2="22.698cm">
          <text:p text:style-name="P10"/>
        </draw:line>
        <draw:custom-shape draw:style-name="gr5" draw:text-style-name="P7" draw:layer="layout" svg:width="3.276cm" svg:height="1.2cm" svg:x="5.108cm" svg:y="27.943cm">
          <text:p text:style-name="P5"><text:span text:style-name="T3">*</text:span><text:span text:style-name="T4"> - Le proprietà sono </text:span></text:p>
          <text:p text:style-name="P5"><text:span text:style-name="T4">custom e definite all'atto</text:span></text:p>
          <text:p text:style-name="P5"><text:span text:style-name="T4">della creazione e dipendono</text:span></text:p>
          <text:p text:style-name="P5"><text:span text:style-name="T4">dalla “community” dove sono</text:span></text:p>
          <text:p text:style-name="P5"><text:span text:style-name="T4">inseriti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677cm" svg:height="0.785cm" svg:x="5.138cm" svg:y="26.743cm">
          <text:p text:style-name="P5"><text:span text:style-name="T2">- useri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415cm" svg:y1="26.697cm" svg:x2="7.446cm" svg:y2="23.836cm">
          <text:p text:style-name="P10"/>
        </draw:line>
        <draw:custom-shape draw:style-name="gr3" draw:text-style-name="P6" draw:layer="layout" svg:width="2.245cm" svg:height="0.785cm" svg:x="18.983cm" svg:y="20.567cm">
          <text:p text:style-name="P5"><text:span text:style-name="T2">- (0..1) link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3.589cm" svg:height="19.649cm" draw:transform="rotate (1.78198116628587) translate (19.4480000000072cm 15.1219999999986cm)" svg:viewBox="0 0 3590 19650" draw:points="681,51342 0,51196 3590,34692 3100,31692">
          <text:p text:style-name="P10"/>
        </draw:polyline>
        <draw:custom-shape draw:style-name="gr3" draw:text-style-name="P6" draw:layer="layout" svg:width="3.516cm" svg:height="2.03cm" svg:x="16.943cm" svg:y="22.059cm">
          <text:p text:style-name="P5"><text:span text:style-name="T2">- nome</text:span></text:p>
          <text:p text:style-name="P5"><text:span text:style-name="T2">- cognome</text:span></text:p>
          <text:p text:style-name="P5"><text:span text:style-name="T2">- stringa ricerca</text:span></text:p>
          <text:p text:style-name="P5"><text:span text:style-name="T2"><text:s/></text:span><text:span text:style-name="T2">(Bib/ISBN/ISSN)</text:span></text:p>
          <text:p text:style-name="P5"><text:span text:style-name="T2">(0..1) obj. multimedial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937cm" svg:y1="21.966cm" svg:x2="17.937cm" svg:y2="19.044cm">
          <text:p text:style-name="P10"/>
        </draw:line>
        <draw:custom-shape draw:style-name="gr3" draw:text-style-name="P6" draw:layer="layout" svg:width="3.274cm" svg:height="8.445cm" svg:x="0.256cm" svg:y="19.721cm">
          <text:p text:style-name="P5"><text:span text:style-name="T2">- testo domanda</text:span></text:p>
          <text:p text:style-name="P5"><text:span text:style-name="T2">- testo risposta</text:span></text:p>
          <text:p text:style-name="P5"><text:span text:style-name="T2">- nome</text:span></text:p>
          <text:p text:style-name="P5"><text:span text:style-name="T2">- comune</text:span></text:p>
          <text:p text:style-name="P5"><text:span text:style-name="T2">- email</text:span></text:p>
          <text:p text:style-name="P5"><text:span text:style-name="T2">- telefono</text:span></text:p>
          <text:p text:style-name="P5"><text:span text:style-name="T2">- data domanda</text:span></text:p>
          <text:p text:style-name="P5"><text:span text:style-name="T2">- data rsposta</text:span></text:p>
          <text:p text:style-name="P5"><text:span text:style-name="T2">- (0..N) gruppo FAQ</text:span></text:p>
          <text:p text:style-name="P5"><text:span text:style-name="T2">- visistato (S/N)</text:span></text:p>
          <text:p text:style-name="P5"><text:span text:style-name="T2">- spedito (S/N)</text:span></text:p>
          <text:p text:style-name="P5"><text:span text:style-name="T2">- pubblicata</text:span></text:p>
          <text:p text:style-name="P5"><text:span text:style-name="T2">- note</text:span></text:p>
          <text:p text:style-name="P5"><text:span text:style-name="T2">- fonti (testo)</text:span></text:p>
          <text:p text:style-name="P5"><text:span text:style-name="T2">- minuti risposta</text:span></text:p>
          <text:p text:style-name="P5"><text:span text:style-name="T2">- bibliotecario (testo)</text:span></text:p>
          <text:p text:style-name="P5"><text:span text:style-name="T2">- provenienza (testo)</text:span></text:p>
          <text:p text:style-name="P5"><text:span text:style-name="T2">- (0..1) Domanda pubblica</text:span></text:p>
          <text:p text:style-name="P5"><text:span text:style-name="T2"/></text:p>
          <text:p text:style-name="P5"><text:span text:style-name="T2">statistiche:</text:span></text:p>
          <text:p text:style-name="P5"><text:span text:style-name="T2">- studio_id</text:span></text:p>
          <text:p text:style-name="P5"><text:span text:style-name="T2">- gruppo_eta_id,</text:span></text:p>
          <text:p text:style-name="P5"><text:span text:style-name="T2">-motivazione_id</text:span></text:p>
          <text:p text:style-name="P5"><text:span text:style-name="T2"/></text:p>
          <text:p text:style-name="P5"><text:span text:style-name="T2">faq_oenr_i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99cm" svg:y1="20.728cm" svg:x2="5.345cm" svg:y2="18.99cm">
          <text:p text:style-name="P10"/>
        </draw:line>
        <draw:custom-shape draw:style-name="gr2" draw:text-style-name="P3" draw:layer="layout" svg:width="2.854cm" svg:height="0.842cm" svg:x="22.95cm" svg:y="3.808cm">
          <text:p text:style-name="P2"><text:span text:style-name="T1">Questionari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276cm" svg:height="1.2cm" svg:x="15.044cm" svg:y="1.248cm">
          <text:p text:style-name="P5"><text:span text:style-name="T3">*</text:span><text:span text:style-name="T4"> - Pensate come le aree</text:span></text:p>
          <text:p text:style-name="P5"><text:span text:style-name="T4">con output in 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276cm" svg:height="1.2cm" svg:x="6.891cm" svg:y="2.034cm">
          <text:p text:style-name="P5"><text:span text:style-name="T3">*</text:span><text:span text:style-name="T4"> - Da <text:s/>inserire le proprietà</text:span></text:p>
          <text:p text:style-name="P5"><text:span text:style-name="T4">definite (accennate) durnate</text:span></text:p>
          <text:p text:style-name="P5"><text:span text:style-name="T4"><text:s/></text:span><text:span text:style-name="T4">la riunion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9.845cm" svg:height="1.644cm" svg:x="25.35cm" svg:y="1.109cm">
          <text:p text:style-name="P5"><text:span text:style-name="T3">*</text:span><text:span text:style-name="T4"> - Con “Regole” intendo: un modo +/- formalizzato per poter creare, definire</text:span></text:p>
          <text:p text:style-name="P5"><text:span text:style-name="T4">proprietà custom da associare a diversi tipi di oggetti; piuttosto che un modo </text:span></text:p>
          <text:p text:style-name="P5"><text:span text:style-name="T4">per accedere ad aggregati definiti di dati.</text:span></text:p>
          <text:p text:style-name="P5"><text:span text:style-name="T4">Potendo cosi' definire i contenuti da creare o da visualizzare (accedere) da </text:span></text:p>
          <text:p text:style-name="P5"><text:span text:style-name="T4">gestionale senza mettere mano a codice PHP in cake.</text:span></text:p>
          <text:p text:style-name="P5"><text:span text:style-name="T4">Regole: filtro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472cm" svg:height="1.267cm" svg:x="18.941cm" svg:y="1.102cm">
          <text:p text:style-name="P5"><text:span text:style-name="T2">- (0..1) Regole per la creazione di</text:span></text:p>
          <text:p text:style-name="P5"><text:span text:style-name="T2"><text:s text:c="2"/></text:span><text:span text:style-name="T2">oggetti con proprietà custom</text:span></text:p>
          <text:p text:style-name="P5"><text:span text:style-name="T2">- (0..1) Regola per accedere a determinati</text:span></text:p>
          <text:p text:style-name="P5"><text:span text:style-name="T2"><text:s text:c="2"/></text:span><text:span text:style-name="T2">aggregati di dati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6.848cm" svg:height="0.294cm" draw:transform="rotate (-2.47417874762669) translate (23.428cm 2.353cm)" svg:viewBox="0 0 6849 295" draw:points="0,-32698 2854,-32403 6849,-32441">
          <text:p text:style-name="P10"/>
        </draw:polyline>
        <draw:custom-shape draw:style-name="gr5" draw:text-style-name="P7" draw:layer="layout" svg:width="6.061cm" svg:height="0.605cm" svg:x="26.935cm" svg:y="3.717cm">
          <text:p text:style-name="P5"><text:span text:style-name="T3">*</text:span><text:span text:style-name="T4"> - Contiene solo oggetti di tipo Domande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61cm" svg:height="0.605cm" svg:x="26.936cm" svg:y="4.918cm">
          <text:p text:style-name="P5"><text:span text:style-name="T3">*</text:span><text:span text:style-name="T4"> - Contiene solo oggetti di tipo Domande FAQ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61cm" svg:height="0.605cm" svg:x="26.937cm" svg:y="6.119cm">
          <text:p text:style-name="P5"><text:span text:style-name="T3">*</text:span><text:span text:style-name="T4"> - Contiene solo oggetti di tipo Mutimedia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442cm" svg:height="1.233cm" svg:x="26.938cm" svg:y="9.52cm">
          <text:p text:style-name="P5"><text:span text:style-name="T3">*</text:span><text:span text:style-name="T4"> - Contiene solo oggetti di tipo User.</text:span></text:p>
          <text:p text:style-name="P5"><text:span text:style-name="T4">E regole per la definizione delle proprietà custom degli oggetti</text:span></text:p>
          <text:p text:style-name="P5"><text:span text:style-name="T4">User che contiene. Per poter dare proprietà diversi in base all'area/</text:span></text:p>
          <text:p text:style-name="P5"><text:span text:style-name="T4">sezione agli utenti (userid) registrati.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14cm" svg:height="0.842cm" svg:x="5.204cm" svg:y="13.99cm">
          <text:p text:style-name="P2"><text:span text:style-name="T1">multimed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414cm" svg:height="0.842cm" svg:x="8.626cm" svg:y="14.019cm"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745cm" svg:y1="13.636cm" svg:x2="5.129cm" svg:y2="14.206cm">
          <text:p text:style-name="P10"/>
        </draw:line>
        <draw:line draw:style-name="gr1" draw:text-style-name="P1" draw:layer="layout" svg:x1="3.724cm" svg:y1="14.898cm" svg:x2="5.13cm" svg:y2="14.506cm">
          <text:p text:style-name="P10"/>
        </draw:line>
        <draw:polyline draw:style-name="gr7" draw:text-style-name="P1" draw:layer="layout" svg:width="4.622cm" svg:height="2.772cm" draw:transform="rotate (1.56748020121581) translate (6.66cm 13.827cm)" svg:viewBox="0 0 4623 2773" draw:points="0,13412 9,16185 4623,16171">
          <text:p text:style-name="P2">ﾩ√</text:p>
        </draw:polyline>
        <draw:polyline draw:style-name="gr7" draw:text-style-name="P1" draw:layer="layout" svg:width="5.978cm" svg:height="2.772cm" draw:transform="rotate (1.56748020121581) translate (8.777cm 18.812cm)" svg:viewBox="0 0 5979 2773" draw:points="0,17679 9,20452 5979,20436">
          <text:p text:style-name="P2">ﾩ√</text:p>
        </draw:polyline>
        <draw:polyline draw:style-name="gr7" draw:text-style-name="P1" draw:layer="layout" svg:width="7.188cm" svg:height="2.853cm" draw:transform="rotate (1.56748020121581) translate (8.696cm 20.022cm)" svg:viewBox="0 0 7189 2854" draw:points="0,17525 9,20379 7189,20359">
          <text:p text:style-name="P2">ﾩ√</text:p>
        </draw:polyline>
        <draw:line draw:style-name="gr4" draw:text-style-name="P1" draw:layer="layout" svg:x1="10.369cm" svg:y1="1.532cm" svg:x2="15.762cm" svg:y2="2.774cm">
          <text:p text:style-name="P10"/>
        </draw:line>
      </draw:page>
      <draw:page draw:name="page2" draw:style-name="dp1" draw:master-page-name="Standard">
        <office:forms form:automatic-focus="false" form:apply-design-mode="false"/>
        <draw:custom-shape draw:style-name="gr8" draw:text-style-name="P8" draw:layer="layout" svg:width="17.019cm" svg:height="3.47cm" svg:x="1cm" svg:y="1cm">
          <text:p text:style-name="P5"><text:span text:style-name="T5">Associazione tra oggetti</text:span></text:p>
          <text:p text:style-name="P5"><text:span text:style-name="T5"/></text:p>
          <text:p text:style-name="P5"><text:span text:style-name="T6">La classe content_base esprime, genericamente, una serie di connessioni possibili con altri oggetti, oltre alle relazioni gerarchiche tra contenitori e contenuti.</text:span></text:p>
          <text:p text:style-name="P5"><text:span text:style-name="T6"/></text:p>
          <text:p text:style-name="P5"><text:span text:style-name="T6">Di seguito l'elenco delle associazioni specificate per classi d'oggetti.</text:span></text:p>
          <text:p text:style-name="P5"><text:span text:style-name="T6"/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5.658cm" svg:height="10.019cm" svg:x="0.801cm" svg:y="5.3cm">
          <text:p text:style-name="P9"><text:span text:style-name="T6">Collection</text:span><text:span text:style-name="T6"><text:tab/></text:span><text:span text:style-name="T6">--&gt; (0..N) </text:span><text:span text:style-name="T6"><text:tab/></text:span><text:span text:style-name="T6">(LANGS) </text:span><text:span text:style-name="T6"><text:tab/></text:span><text:span text:style-name="T6"><text:tab/></text:span><text:span text:style-name="T6">connesione linguistica. Gli oggetti devono essere dello stesso tipo.</text:span></text:p>
          <text:p text:style-name="P9"><text:span text:style-name="T6">Collection</text:span><text:span text:style-name="T6"><text:tab/></text:span><text:span text:style-name="T6">--&gt; (0..N)</text:span><text:span text:style-name="T6"><text:tab/></text:span><text:span text:style-name="T6">(IMGS) </text:span><text:span text:style-name="T6"><text:tab/></text:span><text:span text:style-name="T6"><text:tab/></text:span><text:span text:style-name="T6">Un insieme di immagini.</text:span></text:p>
          <text:p text:style-name="P9"><text:span text:style-name="T6">Collection</text:span><text:span text:style-name="T6"><text:tab/></text:span><text:span text:style-name="T6">--&gt; (0..1)</text:span><text:span text:style-name="T6"><text:tab/></text:span><text:span text:style-name="T6">(CUR_IMG) </text:span><text:span text:style-name="T6"><text:tab/></text:span><text:span text:style-name="T6"><text:tab/></text:span><text:span text:style-name="T6">Immagine principale. <text:s/>1 elemento scelto dall'insieme precedente.</text:span></text:p>
          <text:p text:style-name="P9"><text:span text:style-name="T6">Collection</text:span><text:span text:style-name="T6"><text:tab/></text:span><text:span text:style-name="T6">--&gt; (0..N)</text:span><text:span text:style-name="T6"><text:tab/></text:span><text:span text:style-name="T6">(ATTACHS)</text:span><text:span text:style-name="T6"><text:tab/></text:span><text:span text:style-name="T6"><text:tab/></text:span><text:span text:style-name="T6">Un insieme di Allegati.</text:span></text:p>
          <text:p text:style-name="P9"><text:span text:style-name="T6">Collection</text:span><text:span text:style-name="T6"><text:tab/></text:span><text:span text:style-name="T6">--&gt; (0..N)</text:span><text:span text:style-name="T6"><text:tab/></text:span><text:span text:style-name="T6">(MULTIMS)</text:span><text:span text:style-name="T6"><text:tab/></text:span><text:span text:style-name="T6"><text:tab/></text:span><text:span text:style-name="T6">Un insieme di Multimedia.</text:span></text:p>
          <text:p text:style-name="P9"><text:span text:style-name="T6">Collection</text:span><text:span text:style-name="T6"><text:tab/></text:span><text:span text:style-name="T6">--&gt; (0..1)</text:span><text:span text:style-name="T6"><text:tab/></text:span><text:span text:style-name="T6">(CUR_MULTIM) </text:span><text:span text:style-name="T6"><text:tab/></text:span><text:span text:style-name="T6">Oggetto Multimedia principale. 1 elemento scelto dall'insieme precedente.</text:span></text:p>
          <text:p text:style-name="P9"><text:span text:style-name="T6"/></text:p>
          <text:p text:style-name="P9"><text:span text:style-name="T6">Domanda_questionario</text:span><text:span text:style-name="T6"><text:tab/></text:span><text:span text:style-name="T6">--&gt; (0..N)</text:span><text:span text:style-name="T6"><text:tab/></text:span><text:span text:style-name="T6">(ANSWERS) </text:span><text:span text:style-name="T6"><text:tab/></text:span><text:span text:style-name="T6">Risposte questionario.</text:span></text:p>
          <text:p text:style-name="P9"><text:span text:style-name="T6"/></text:p>
          <text:p text:style-name="P9"><text:span text:style-name="T6">Scheda_biblio.</text:span><text:span text:style-name="T6"><text:tab/></text:span><text:span text:style-name="T6">--&gt; (0..1)</text:span><text:span text:style-name="T6"><text:tab/></text:span><text:span text:style-name="T6">(MULTIM) </text:span><text:span text:style-name="T6"><text:tab/></text:span><text:span text:style-name="T6"><text:tab/></text:span><text:span text:style-name="T6">Oggetto multimediale.</text:span></text:p>
          <text:p text:style-name="P9"><text:span text:style-name="T6">Autore</text:span><text:span text:style-name="T6"><text:tab/></text:span><text:span text:style-name="T6">--&gt; (0..1)</text:span><text:span text:style-name="T6"><text:tab/></text:span><text:span text:style-name="T6">(MULTIM)</text:span><text:span text:style-name="T6"><text:tab/></text:span><text:span text:style-name="T6"><text:tab/></text:span><text:span text:style-name="T6">Oggetto multimediale.</text:span></text:p>
          <text:p text:style-name="P9"><text:span text:style-name="T6"/></text:p>
          <text:p text:style-name="P9"><text:span text:style-name="T7">Bibliografia</text:span><text:span text:style-name="T7"><text:tab/></text:span><text:span text:style-name="T7">--&gt; (0..N)</text:span><text:span text:style-name="T7"><text:tab/></text:span><text:span text:style-name="T7">(BIBLIO_ITEMS) <text:s/></text:span><text:span text:style-name="T7"><text:tab/></text:span><text:span text:style-name="T7">Libri / Schede bibliografiche con un ordine confgurabile tra loro.</text:span></text:p>
          <text:p text:style-name="P9"><text:span text:style-name="T6"/></text:p>
          <text:p text:style-name="P9"><text:span text:style-name="T6">Document_base</text:span><text:span text:style-name="T6"><text:tab/></text:span><text:span text:style-name="T6">--&gt; (0..1)</text:span><text:span text:style-name="T6"><text:tab/></text:span><text:span text:style-name="T6">(QUEST) </text:span><text:span text:style-name="T6"><text:tab/></text:span><text:span text:style-name="T6"><text:tab/></text:span><text:span text:style-name="T6">Questionario.</text:span></text:p>
          <text:p text:style-name="P9"><text:span text:style-name="T6">Document_base</text:span><text:span text:style-name="T6"><text:tab/></text:span><text:span text:style-name="T6">--&gt; (0..1)</text:span><text:span text:style-name="T6"><text:tab/></text:span><text:span text:style-name="T6">(GALLERY) </text:span><text:span text:style-name="T6"><text:tab/></text:span><text:span text:style-name="T6"><text:tab/></text:span><text:span text:style-name="T6">Galleria Multimediale.</text:span></text:p>
          <text:p text:style-name="P9"><text:span text:style-name="T6">Document_base</text:span><text:span text:style-name="T6"><text:tab/></text:span><text:span text:style-name="T6">--&gt; (0..1)</text:span><text:span text:style-name="T6"><text:tab/></text:span><text:span text:style-name="T6">(CONTENT) </text:span><text:span text:style-name="T6"><text:tab/></text:span><text:span text:style-name="T6">Content_base. Generico.</text:span></text:p>
          <text:p text:style-name="P9"><text:span text:style-name="T6">Document_ptr_obj</text:span><text:span text:style-name="T6"><text:tab/></text:span><text:span text:style-name="T6">--&gt; (1..1)</text:span><text:span text:style-name="T6"><text:tab/></text:span><text:span text:style-name="T6">(ALIAS)</text:span><text:span text:style-name="T6"><text:tab/></text:span><text:span text:style-name="T6"><text:tab/></text:span><text:span text:style-name="T6">L'object puntato.</text:span></text:p>
          <text:p text:style-name="P5"><text:span text:style-name="T6"/></text:p>
          <text:p text:style-name="P10"><text:span text:style-name="T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5-14T07:39:59</meta:creation-date>
    <dc:date>2007-05-20T20:55:25</dc:date>
    <dc:language>it-IT</dc:language>
    <meta:editing-cycles>103</meta:editing-cycles>
    <meta:editing-duration>PT13H56M43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